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24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8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Day 7 Assignment - </text:p>
      <text:p text:style-name="P1"/>
      <text:p text:style-name="P2">1. What is Statically typed and Dynamically type programming language?</text:p>
      <text:p text:style-name="P2">Ans - Statically - Language which are require to mention type of datatype of any variable they are statically typed, if we don’t provide datatype that will through a compile time error.</text:p>
      <text:p text:style-name="P2"><text:tab/><text:tab/>Dynamically - Languages which do not require to mention the datatype and that intelligently assign the datatype at the time of runtime.</text:p>
      <text:p text:style-name="P2"/>
      <text:p text:style-name="P2">2. What is the variable in Java?</text:p>
      <text:p text:style-name="P2">Ans - A variable in java is a location in the memory which stores the value in it. </text:p>
      <text:p text:style-name="P2"><text:tab/><text:tab/>example int varName = “Value of the Variable”; <text:s/>- it will create a memory location named varName and its value will be “Value of the Variable”</text:p>
      <text:p text:style-name="P2"/>
      <text:p text:style-name="P2">3. How to assign a value to a variable?</text:p>
      <text:p text:style-name="P2">Ans - We assign a value to a variable using Assignment Operator.</text:p>
      <text:p text:style-name="P2"><text:tab/><text:tab/>Ex - int num1 = 1; here “=“ is an assignment operator.</text:p>
      <text:p text:style-name="P2"/>
      <text:p text:style-name="P2">4. What are primitive data types in Java?</text:p>
      <text:p text:style-name="P2">Ans - Primitive datatypes are those basic datatypes from which all other datatypes are constructed. In Java there are 8 primitive data types.</text:p>
      <text:p text:style-name="P2"><text:tab/><text:tab/>Integer - 1. Byte, 2. Short, 3. Int, 4. Long </text:p>
      <text:p text:style-name="P2"><text:tab/><text:tab/>Real numbers - 1. Float, 2. Double</text:p>
      <text:p text:style-name="P2"><text:tab/><text:tab/>logical - 1. Boolean (true OR false)</text:p>
      <text:p text:style-name="P2"><text:tab/><text:tab/>character - 1. Char (Java follows UTF-16 formatting so it consists of 2 bytes.)</text:p>
      <text:p text:style-name="P2"/>
      <text:p text:style-name="P2">5. What are the Identifiers in java?</text:p>
      <text:p text:style-name="P2">Ans -Identifiers is a name give to any class, variable, package or method.</text:p>
      <text:p text:style-name="P2"><text:s/></text:p>
      <text:p text:style-name="P2">6. List the operators in Java?</text:p>
      <text:p text:style-name="P2">Ans - <text:s text:c="2"/>1. Arithmetic Operators - +, -, /, *, %</text:p>
      <text:p text:style-name="P2"><text:tab/><text:tab/>2. Relational Operators ==, &lt;, &gt;, &lt;=, &gt;=, !</text:p>
      <text:p text:style-name="P2"><text:tab/><text:tab/>3. Logical Operators &amp;&amp;, ||, !</text:p>
      <text:p text:style-name="P2"><text:tab/><text:tab/>4. Assignment Operators =</text:p>
      <text:p text:style-name="P2"><text:tab/><text:tab/>5. Unary Operators</text:p>
      <text:p text:style-name="P2"><text:tab/><text:tab/>6. Bitwise Operators</text:p>
      <text:p text:style-name="P2"/>
      <text:p text:style-name="P2">7. Explain about Increment and decrement operators and give an example.</text:p>
      <text:p text:style-name="P2"><text:tab/>Increment operator is used to add one (1) to any variable it is assigned (ex- a++) to and decrement is used to subtract. (ex- a—).</text:p>
      <text:p text:style-name="P2"><text:tab/>They are of two types- Post and Pre.</text:p>
      <text:p text:style-name="P2"><text:tab/>Post Incr/Decr - In Post Increment (a++) the value of a will be assigned first and then its value will be incremented </text:p>
      <text:p text:style-name="P2"><text:tab/>Whereas in Pre Increment (++a) the value will be incremented first and then assigned.</text:p>
      <text:p text:style-name="P2"/>
      <text:p text:style-name="P2"><text:tab/>example —</text:p>
      <text:p text:style-name="P2"><text:tab/></text:p>
      <text:p text:style-name="P2"><text:tab/>int a = 5;</text:p>
      <text:p text:style-name="P2"><text:tab/>int b = a++;</text:p>
      <text:p text:style-name="P2"><text:tab/>here value of a is 6 and value of b is 5 only because the value of a was assigned already even before incremen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